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42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margin-left="1.016cm" fo:margin-right="0cm" fo:text-align="start" fo:text-indent="0cm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1.016cm" fo:margin-right="0cm" fo:text-indent="0cm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ice Recogniti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y GAN in NLP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Obstacles if apply it directly:</text:span></text:p>
              </text:list-header>
            </text:list>
            <text:list text:style-name="L3">
              <text:list-item>
                <text:p text:style-name="P3"><text:span text:style-name="T2">GAN works on continuous input and requires differentiability when using Gradient Descent with both Generator(G) and Discriminator(D), while NLP deals with discrete tokens</text:span></text:p>
              </text:list-item>
              <text:list-item>
                <text:p text:style-name="P3"><text:span text:style-name="T2">With images we can improve the performance by tuning parameters, but we can’t use the same trick on text/discrete tokens because such “tuned” words may not even exist in corresponding dictionary space</text:span></text:p>
              </text:list-item>
              <text:list-item>
                <text:p text:style-name="P3"><text:span text:style-name="T2">GAN can only evaluate sequence as a whole, and will struggle with quality determination if a sequence is only partly generated, as well as comparing it with the rest (generated afterwards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vious Work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3">1.SeqGAN: Sequence Generative Adversarial Nets with Policy </text:span><text:span text:style-name="T3">Gradient, AAAI 2017</text:span></text:p>
              </text:list-header>
              <text:list-item>
                <text:p text:style-name="P5"><text:span text:style-name="T2">https://arxiv.org/pdf/1609.05473v5.pdf</text:span></text:p>
              </text:list-item>
              <text:list-item>
                <text:p text:style-name="P5"><text:span text:style-name="T2">Github: LantaoYu/SeqGAN</text:span></text:p>
              </text:list-item>
            </text:list>
          </draw:text-box>
        </draw:frame>
        <draw:frame draw:style-name="gr2" draw:text-style-name="P6" draw:layer="layout" svg:width="11.276cm" svg:height="3.677cm" svg:x="8.536cm" svg:y="8.007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ep Voi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5:05:16.297345544</meta:creation-date>
    <dc:date>2017-04-18T15:19:55.812313631</dc:date>
    <meta:editing-duration>PT3M47S</meta:editing-duration>
    <meta:editing-cycles>1</meta:editing-cycles>
    <meta:document-statistic meta:object-count="62"/>
    <meta:generator>LibreOffice/5.1.6.2$Linux_X86_64 LibreOffice_project/10m0$Build-2</meta:generator>
  </office:meta>
</office:document-meta>
</file>